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draw:fill="gradient" draw:fill-color="#00cc00" draw:fill-gradient-name="gradient" draw:gradient-step-count="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5cm" fo:min-width="0cm"/>
    </style:style>
    <style:style style:name="gr2" style:family="graphic" style:parent-style-name="standard">
      <style:graphic-properties draw:stroke="none" draw:fill="none" fo:min-height="0.65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fill-color="#00cc00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fill="none" draw:fill-color="#00cc00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  <style:text-properties style:font-name="DejaVu Sans Mono" fo:font-size="15pt" style:font-size-asian="15pt" style:font-size-complex="15pt"/>
    </style:style>
    <style:style style:name="P2" style:family="paragraph">
      <loext:graphic-properties draw:fill="none"/>
      <style:text-properties fo:font-size="15pt" style:font-size-asian="15pt" style:font-size-complex="15pt"/>
    </style:style>
    <style:style style:name="P3" style:family="paragraph">
      <loext:graphic-properties draw:fill="none" draw:fill-color="#00cc00"/>
      <style:paragraph-properties fo:text-align="center"/>
    </style:style>
    <style:style style:name="P4" style:family="paragraph">
      <style:text-properties style:font-name="DejaVu Sans Mono"/>
    </style:style>
    <style:style style:name="P5" style:family="paragraph">
      <loext:graphic-properties draw:fill="none" draw:fill-color="#ffffff"/>
      <style:text-properties style:font-name="DejaVu Sans Mono"/>
    </style:style>
    <style:style style:name="T1" style:family="text">
      <style:text-properties style:font-name="DejaVu Sans Mono" fo:font-size="15pt" style:font-size-asian="15pt" style:font-size-complex="15pt"/>
    </style:style>
    <style:style style:name="T2" style:family="text">
      <style:text-properties style:font-name="DejaVu Sans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2cm" svg:height="0.865cm" svg:x="3.354cm" svg:y="16.104cm">
          <draw:text-box>
            <text:p><text:span text:style-name="T1">5</text:span></text:p>
          </draw:text-box>
        </draw:frame>
        <draw:frame draw:style-name="gr2" draw:text-style-name="P2" draw:layer="layout" svg:width="1.604cm" svg:height="0.9cm" svg:x="3.286cm" svg:y="12.89cm">
          <draw:text-box>
            <text:p><text:span text:style-name="T1">10</text:span></text:p>
          </draw:text-box>
        </draw:frame>
        <draw:line draw:style-name="gr3" draw:text-style-name="P3" draw:layer="layout" svg:x1="1.59cm" svg:y1="13.169cm" svg:x2="2.99cm" svg:y2="13.169cm">
          <text:p/>
        </draw:line>
        <draw:line draw:style-name="gr3" draw:text-style-name="P3" draw:layer="layout" svg:x1="1.59cm" svg:y1="20.163cm" svg:x2="2.99cm" svg:y2="20.163cm">
          <text:p/>
        </draw:line>
        <draw:line draw:style-name="gr3" draw:text-style-name="P3" draw:layer="layout" svg:x1="1.59cm" svg:y1="16.469cm" svg:x2="2.99cm" svg:y2="16.469cm">
          <text:p/>
        </draw:line>
        <draw:line draw:style-name="gr4" draw:text-style-name="P3" draw:layer="layout" svg:x1="1.59cm" svg:y1="15.969cm" svg:x2="2.59cm" svg:y2="15.969cm">
          <text:p/>
        </draw:line>
        <draw:line draw:style-name="gr4" draw:text-style-name="P3" draw:layer="layout" svg:x1="1.59cm" svg:y1="15.269cm" svg:x2="2.59cm" svg:y2="15.269cm">
          <text:p/>
        </draw:line>
        <draw:line draw:style-name="gr4" draw:text-style-name="P3" draw:layer="layout" svg:x1="1.59cm" svg:y1="14.569cm" svg:x2="2.59cm" svg:y2="14.569cm">
          <text:p/>
        </draw:line>
        <draw:line draw:style-name="gr4" draw:text-style-name="P3" draw:layer="layout" svg:x1="1.59cm" svg:y1="13.869cm" svg:x2="2.59cm" svg:y2="13.869cm">
          <text:p/>
        </draw:line>
        <draw:line draw:style-name="gr4" draw:text-style-name="P3" draw:layer="layout" svg:x1="1.59cm" svg:y1="19.269cm" svg:x2="2.59cm" svg:y2="19.269cm">
          <text:p/>
        </draw:line>
        <draw:line draw:style-name="gr4" draw:text-style-name="P3" draw:layer="layout" svg:x1="1.59cm" svg:y1="18.569cm" svg:x2="2.59cm" svg:y2="18.569cm">
          <text:p/>
        </draw:line>
        <draw:line draw:style-name="gr4" draw:text-style-name="P3" draw:layer="layout" svg:x1="1.59cm" svg:y1="17.869cm" svg:x2="2.59cm" svg:y2="17.869cm">
          <text:p/>
        </draw:line>
        <draw:line draw:style-name="gr4" draw:text-style-name="P3" draw:layer="layout" svg:x1="1.59cm" svg:y1="17.169cm" svg:x2="2.59cm" svg:y2="17.169cm">
          <text:p/>
        </draw:line>
        <draw:frame draw:style-name="gr5" draw:text-style-name="P5" draw:layer="layout" svg:width="17.4cm" svg:height="1.925cm" svg:x="4.89cm" svg:y="19.39cm">
          <draw:text-box>
            <text:p text:style-name="P4"><text:span text:style-name="T2">La terre est polluée au point de non-retour.</text:span></text:p>
          </draw:text-box>
        </draw:frame>
        <draw:frame draw:style-name="gr6" draw:text-style-name="P5" draw:layer="layout" svg:width="19.933cm" svg:height="0.988cm" svg:x="4.89cm" svg:y="16.09cm">
          <draw:text-box>
            <text:p><text:span text:style-name="T2">Le monde est pollué, mais agir </text:span><text:span text:style-name="T2">est encore possible.</text:span></text:p>
          </draw:text-box>
        </draw:frame>
        <draw:frame draw:style-name="gr6" draw:text-style-name="P5" draw:layer="layout" svg:width="16.504cm" svg:height="0.988cm" svg:x="4.886cm" svg:y="13.002cm">
          <draw:text-box>
            <text:p text:style-name="P4"><text:span text:style-name="T2">La planète respire, les oiseaux chantent. </text:span></text:p>
          </draw:text-box>
        </draw:frame>
        <draw:frame draw:style-name="gr1" draw:text-style-name="P1" draw:layer="layout" svg:width="0.82cm" svg:height="0.865cm" svg:x="3.17cm" svg:y="19.59cm">
          <draw:text-box>
            <text:p><text:span text:style-name="T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" draw:style="linear" draw:start-color="#8ae234" draw:end-color="#ff3333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2.672cm" fo:margin-bottom="0.688cm" fo:margin-left="1.49cm" fo:margin-right="4.622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5T15:21:05.600709897</meta:creation-date>
    <dc:date>2019-09-26T17:49:57.569200328</dc:date>
    <meta:editing-duration>PT49M16S</meta:editing-duration>
    <meta:editing-cycles>6</meta:editing-cycles>
    <meta:generator>LibreOffice/6.0.7.3$Linux_X86_64 LibreOffice_project/00m0$Build-3</meta:generator>
    <meta:document-statistic meta:object-count="17"/>
  </office:meta>
</office:document-meta>
</file>